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26in" fo:break-before="auto" style:use-optimal-row-height="true"/>
    </style:style>
    <style:style style:name="ro2" style:family="table-row">
      <style:table-row-properties style:row-height="0.16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default-cell-style-name="ce2"/>
        <table:table-column table:style-name="co1" table:number-columns-repeated="15" table:default-cell-style-name="ce1"/>
        <table:table-column table:style-name="co1" table:default-cell-style-name="ce2"/>
        <table:table-row table:style-name="ro1">
          <table:table-cell table:style-name="Default" office:value-type="string">
            <text:p>Season: 1999</text:p>
          </table:table-cell>
          <table:table-cell table:style-name="Default" table:number-columns-repeated="17"/>
        </table:table-row>
        <table:table-row table:style-name="ro1">
          <table:table-cell table:style-name="Default" office:value-type="string">
            <text:p>Competition: World Indoor Soccer League</text:p>
          </table:table-cell>
          <table:table-cell table:style-name="Default" table:number-columns-repeated="17"/>
        </table:table-row>
        <table:table-row table:style-name="ro1">
          <table:table-cell table:style-name="Default" office:value-type="string">
            <text:p>Team: Arizona Thunder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2">
          <table:table-cell office:value-type="string">
            <text:p><text:a xlink:href="http://www.justsportsstats.com/soccerstatsindex.php?player_id=soderric001">Rick Soderman</text:a></text:p>
          </table:table-cell>
          <table:table-cell/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soderran001">Randy Soderman</text:a></text:p>
          </table:table-cell>
          <table:table-cell table:style-name="ce1" office:value-type="string">
            <text:p>D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3.9">
            <text:p>13.9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vanacjas001">Jason Vanacour</text:a></text:p>
          </table:table-cell>
          <table:table-cell/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59">
            <text:p>59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office:value-type="float" office:value="14.4">
            <text:p>14.4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berrykev001">Kevin Berry</text:a></text:p>
          </table:table-cell>
          <table:table-cell/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14.5">
            <text:p>14.5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tomicmil001">Milos Tomic</text:a></text:p>
          </table:table-cell>
          <table:table-cell/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5">
            <text:p>25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fariacar001">Carlos Farias</text:a></text:p>
          </table:table-cell>
          <table:table-cell table:style-name="ce1" office:value-type="string">
            <text:p>M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.4">
            <text:p>16.4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veatcgre001">Greg Veatch</text:a></text:p>
          </table:table-cell>
          <table:table-cell table:style-name="ce1" office:value-type="string">
            <text:p>M,G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8.6">
            <text:p>28.6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huntesas001">Sasha Hunter</text:a></text:p>
          </table:table-cell>
          <table:table-cell/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0">
            <text:p>50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camerdav001">Dave Cameron</text:a></text:p>
          </table:table-cell>
          <table:table-cell/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muthaar001">Aaron Muth</text:a></text:p>
          </table:table-cell>
          <table:table-cell/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3.3">
            <text:p>23.3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wrighken001">Kenny Wright</text:a></text:p>
          </table:table-cell>
          <table:table-cell/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office:value-type="float" office:value="10.8">
            <text:p>10.8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casecha001">Charles Case</text:a></text:p>
          </table:table-cell>
          <table:table-cell/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33.3">
            <text:p>33.3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owenjoe001">Joe Owen</text:a></text:p>
          </table:table-cell>
          <table:table-cell/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velazton001">Tony Velazquez</text:a></text:p>
          </table:table-cell>
          <table:table-cell/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1.1">
            <text:p>11.1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mcgeemac001">Mac Mcgee</text:a></text:p>
          </table:table-cell>
          <table:table-cell/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4.5">
            <text:p>4.5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haasefre001">Freddy Haase</text:a></text:p>
          </table:table-cell>
          <table:table-cell table:style-name="ce1" office:value-type="string">
            <text:p>GK</text:p>
          </table:table-cell>
          <table:table-cell office:value-type="float" office:value="2">
            <text:p>2</text:p>
          </table:table-cell>
          <table:table-cell table:number-columns-repeated="13" office:value-type="float" office:value="0">
            <text:p>0</text:p>
          </table:table-cell>
          <table:table-cell table:style-name="ce2"/>
          <table:table-cell/>
        </table:table-row>
        <table:table-row table:style-name="ro2">
          <table:table-cell office:value-type="string">
            <text:p><text:a xlink:href="http://www.justsportsstats.com/soccerstatsindex.php?player_id=quinnbla001">Blair Quinn</text:a></text:p>
          </table:table-cell>
          <table:table-cell table:style-name="ce1" office:value-type="string">
            <text:p>GK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style-name="ce2"/>
          <table:table-cell/>
        </table:table-row>
        <table:table-row table:style-name="ro2">
          <table:table-cell office:value-type="string">
            <text:p><text:a xlink:href="http://www.justsportsstats.com/soccerstatsindex.php?player_id=okanoken001">Ken Okano</text:a></text:p>
          </table:table-cell>
          <table:table-cell/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sagarchr001">Chris Sagar</text:a></text:p>
          </table:table-cell>
          <table:table-cell table:style-name="ce1" office:value-type="string">
            <text:p>GK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style-name="ce2"/>
          <table:table-cell/>
        </table:table-row>
        <table:table-row table:style-name="ro2">
          <table:table-cell office:value-type="string">
            <text:p><text:a xlink:href="http://www.justsportsstats.com/soccerstatsindex.php?player_id=delaojua001">Juan De La O</text:a></text:p>
          </table:table-cell>
          <table:table-cell table:style-name="ce1" office:value-type="string">
            <text:p>GK</text:p>
          </table:table-cell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table:style-name="Default" table:number-columns-repeated="2"/>
        </table:table-row>
        <table:table-row table:style-name="ro1" table:number-rows-repeated="2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Dallas Sidekicks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2">
          <table:table-cell office:value-type="string">
            <text:p><text:a xlink:href="http://www.justsportsstats.com/soccerstatsindex.php?player_id=doyledav001">David Doyle</text:a></text:p>
          </table:table-cell>
          <table:table-cell table:style-name="ce1"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44">
            <text:p>144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.1">
            <text:p>20.1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tatu001">Tatu</text:a></text:p>
          </table:table-cell>
          <table:table-cell table:style-name="ce1" office:value-type="string">
            <text:p>F,D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9.3">
            <text:p>19.3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stavrnic001">Nick Stavrou</text:a></text:p>
          </table:table-cell>
          <table:table-cell table:style-name="ce1" office:value-type="string">
            <text:p>M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.6">
            <text:p>20.6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shamupat001">Patrick Shamu</text:a></text:p>
          </table:table-cell>
          <table:table-cell table:style-name="ce1" office:value-type="string">
            <text:p>M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3.5">
            <text:p>23.5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woodbter001">Terry Woodberry</text:a></text:p>
          </table:table-cell>
          <table:table-cell table:style-name="ce1" office:value-type="string">
            <text:p>M,F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1.6">
            <text:p>21.6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olu-mjoh001">John Olu-Molomo</text:a></text:p>
          </table:table-cell>
          <table:table-cell/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8.9">
            <text:p>18.9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troyrus001">Rusty Troy</text:a></text:p>
          </table:table-cell>
          <table:table-cell table:style-name="ce1" office:value-type="string">
            <text:p>F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46">
            <text:p>4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.7">
            <text:p>16.7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reichdav001">Dave Reichart</text:a></text:p>
          </table:table-cell>
          <table:table-cell/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1.6">
            <text:p>21.6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alvarjos001">Jose Alvarado</text:a></text:p>
          </table:table-cell>
          <table:table-cell/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5.6">
            <text:p>15.6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flanabra001">Brad Flanagan</text:a></text:p>
          </table:table-cell>
          <table:table-cell/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1.7">
            <text:p>21.7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hudgedav001">David Hudgell</text:a></text:p>
          </table:table-cell>
          <table:table-cell/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6.7">
            <text:p>26.7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filofra001">Frank Filo</text:a></text:p>
          </table:table-cell>
          <table:table-cell/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.7">
            <text:p>16.7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powermik001">Mike Powers</text:a></text:p>
          </table:table-cell>
          <table:table-cell table:style-name="ce1" office:value-type="string">
            <text:p>M,D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6">
            <text:p>6</text:p>
          </table:table-cell>
          <table:table-cell office:value-type="float" office:value="39">
            <text:p>39</text:p>
          </table:table-cell>
          <table:table-cell table:number-columns-repeated="4" office:value-type="float" office:value="0">
            <text:p>0</text:p>
          </table:table-cell>
          <table:table-cell office:value-type="float" office:value="11.1">
            <text:p>11.1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sagu001">Sagu</text:a></text:p>
          </table:table-cell>
          <table:table-cell table:style-name="ce1" office:value-type="string">
            <text:p>GK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6.7">
            <text:p>16.7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raysha001">Shawn Ray</text:a></text:p>
          </table:table-cell>
          <table:table-cell table:style-name="ce1" office:value-type="string">
            <text:p>GK</text:p>
          </table:table-cell>
          <table:table-cell office:value-type="float" office:value="9">
            <text:p>9</text:p>
          </table:table-cell>
          <table:table-cell table:number-columns-repeated="6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style-name="ce2"/>
          <table:table-cell/>
        </table:table-row>
        <table:table-row table:style-name="ro2">
          <table:table-cell office:value-type="string">
            <text:p><text:a xlink:href="http://www.justsportsstats.com/soccerstatsindex.php?player_id=curtimic001">Michael Curtis</text:a></text:p>
          </table:table-cell>
          <table:table-cell/>
          <table:table-cell office:value-type="float" office:value="6">
            <text:p>6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2"/>
          <table:table-cell/>
        </table:table-row>
        <table:table-row table:style-name="ro2">
          <table:table-cell office:value-type="string">
            <text:p><text:a xlink:href="http://www.justsportsstats.com/soccerstatsindex.php?player_id=morenlui001">Luis Moreno</text:a></text:p>
          </table:table-cell>
          <table:table-cell/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alveshec001">Hector Alvestostis</text:a></text:p>
          </table:table-cell>
          <table:table-cell/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steinmar001">Marc Stein</text:a></text:p>
          </table:table-cell>
          <table:table-cell/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style-name="ce2"/>
          <table:table-cell/>
        </table:table-row>
        <table:table-row table:style-name="ro2">
          <table:table-cell office:value-type="string">
            <text:p><text:a xlink:href="http://www.justsportsstats.com/soccerstatsindex.php?player_id=owenkyl001">Kyle Owen</text:a></text:p>
          </table:table-cell>
          <table:table-cell/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ordoncha001">Charles Ordonho</text:a></text:p>
          </table:table-cell>
          <table:table-cell/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table:style-name="Default"/>
        </table:table-row>
        <table:table-row table:style-name="ro1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Houston Hotshots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2">
          <table:table-cell office:value-type="string">
            <text:p><text:a xlink:href="http://www.justsportsstats.com/soccerstatsindex.php?player_id=leonehor001">Horacio Leone</text:a></text:p>
          </table:table-cell>
          <table:table-cell/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14">
            <text:p>114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7.5">
            <text:p>17.5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pedrogia001">Giampaulo Pedroso</text:a></text:p>
          </table:table-cell>
          <table:table-cell/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9.3">
            <text:p>19.3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allanzia001">Ziad Allan</text:a></text:p>
          </table:table-cell>
          <table:table-cell/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1.3">
            <text:p>11.3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bandojoh001">Nebo Bandovic</text:a></text:p>
          </table:table-cell>
          <table:table-cell table:style-name="ce1" office:value-type="string">
            <text:p>F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8.6">
            <text:p>28.6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stewamat001">Matthew Stewart</text:a></text:p>
          </table:table-cell>
          <table:table-cell table:style-name="ce1" office:value-type="string">
            <text:p>F,M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5.3">
            <text:p>35.3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gardnjon001">Jon Gardner</text:a></text:p>
          </table:table-cell>
          <table:table-cell/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7.1">
            <text:p>17.1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brittmik001">Mike Britton</text:a></text:p>
          </table:table-cell>
          <table:table-cell/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beto001">Beto</text:a></text:p>
          </table:table-cell>
          <table:table-cell table:style-name="ce1" office:value-type="string">
            <text:p>M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table:number-columns-repeated="4" office:value-type="float" office:value="0">
            <text:p>0</text:p>
          </table:table-cell>
          <table:table-cell office:value-type="float" office:value="10.9">
            <text:p>10.9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morenale002">Alejandro Moreno</text:a></text:p>
          </table:table-cell>
          <table:table-cell table:style-name="ce1" office:value-type="string">
            <text:p>F,M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1.1">
            <text:p>21.1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casteart001">Arturo Castelan</text:a></text:p>
          </table:table-cell>
          <table:table-cell/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younggar001">Gary Young</text:a></text:p>
          </table:table-cell>
          <table:table-cell/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36">
            <text:p>36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beaslty001">Ty Beasley</text:a></text:p>
          </table:table-cell>
          <table:table-cell/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2.5">
            <text:p>12.5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igarecar001">Carlos Igareta</text:a></text:p>
          </table:table-cell>
          <table:table-cell/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33.3">
            <text:p>33.3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gaspeton001">Tony Gasperetto</text:a></text:p>
          </table:table-cell>
          <table:table-cell/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table:number-columns-repeated="4" office:value-type="float" office:value="0">
            <text:p>0</text:p>
          </table:table-cell>
          <table:table-cell office:value-type="float" office:value="6.3">
            <text:p>6.3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jeronsam001">Samuel Jeronimo</text:a></text:p>
          </table:table-cell>
          <table:table-cell/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2.5">
            <text:p>12.5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castimir001">Mirko Castillo</text:a></text:p>
          </table:table-cell>
          <table:table-cell table:style-name="ce1" office:value-type="string">
            <text:p>F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hadzaved001">Vedad Hadzajlic</text:a></text:p>
          </table:table-cell>
          <table:table-cell/>
          <table:table-cell office:value-type="float" office:value="8">
            <text:p>8</text:p>
          </table:table-cell>
          <table:table-cell table:number-columns-repeated="8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style-name="ce2"/>
          <table:table-cell/>
        </table:table-row>
        <table:table-row table:style-name="ro2">
          <table:table-cell office:value-type="string">
            <text:p><text:a xlink:href="http://www.justsportsstats.com/soccerstatsindex.php?player_id=delaojua001">Juan De La O</text:a></text:p>
          </table:table-cell>
          <table:table-cell table:style-name="ce1" office:value-type="string">
            <text:p>GK</text:p>
          </table:table-cell>
          <table:table-cell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style-name="ce2"/>
          <table:table-cell/>
        </table:table-row>
        <table:table-row table:style-name="ro2">
          <table:table-cell office:value-type="string">
            <text:p><text:a xlink:href="http://www.justsportsstats.com/soccerstatsindex.php?player_id=lessacar001">Carlos Lessa</text:a></text:p>
          </table:table-cell>
          <table:table-cell/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waldoter001">Terry Waldorf</text:a></text:p>
          </table:table-cell>
          <table:table-cell table:style-name="ce1" office:value-type="string">
            <text:p>GK</text:p>
          </table:table-cell>
          <table:table-cell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mcparsha001">Shannon McPartland</text:a></text:p>
          </table:table-cell>
          <table:table-cell/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stranstu001">Stuart Strange</text:a></text:p>
          </table:table-cell>
          <table:table-cell/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style-name="ce2"/>
          <table:table-cell/>
        </table:table-row>
        <table:table-row table:style-name="ro2">
          <table:table-cell office:value-type="string">
            <text:p><text:a xlink:href="http://www.justsportsstats.com/soccerstatsindex.php?player_id=campbkev001">Kevin Campbell</text:a></text:p>
          </table:table-cell>
          <table:table-cell/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  <table:table-cell table:style-name="Default"/>
        </table:table-row>
        <table:table-row table:style-name="ro1" table:number-rows-repeated="3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Monterrey La Raza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2">
          <table:table-cell office:value-type="string">
            <text:p><text:a xlink:href="http://www.justsportsstats.com/soccerstatsindex.php?player_id=lopezmar001">Marco Lopez</text:a></text:p>
          </table:table-cell>
          <table:table-cell table:style-name="ce1" office:value-type="string">
            <text:p>F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159">
            <text:p>159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coriamar001">Marco Coria</text:a></text:p>
          </table:table-cell>
          <table:table-cell table:style-name="ce1" office:value-type="string">
            <text:p>G,D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2"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.2">
            <text:p>20.2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bollemar001">Mariano Bollella</text:a></text:p>
          </table:table-cell>
          <table:table-cell table:style-name="ce1" office:value-type="string">
            <text:p>M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.7">
            <text:p>15.7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zizin001">Zizinho</text:a></text:p>
          </table:table-cell>
          <table:table-cell table:style-name="ce1" office:value-type="string">
            <text:p>F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03">
            <text:p>103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6.5">
            <text:p>16.5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hernamar001">Martin Hernandez</text:a></text:p>
          </table:table-cell>
          <table:table-cell/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6.4">
            <text:p>36.4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gardumoi001">Moises Garduno</text:a></text:p>
          </table:table-cell>
          <table:table-cell/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3.3">
            <text:p>23.3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cardeale001">Alejandro Cardenas</text:a></text:p>
          </table:table-cell>
          <table:table-cell table:style-name="ce1" office:value-type="string">
            <text:p>D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.9">
            <text:p>9.9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barbodav001">David Barbosa</text:a></text:p>
          </table:table-cell>
          <table:table-cell/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9.4">
            <text:p>29.4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pedramig001">Miguel Pedraza</text:a></text:p>
          </table:table-cell>
          <table:table-cell/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21.7">
            <text:p>21.7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simencar001">Carlos Simental</text:a></text:p>
          </table:table-cell>
          <table:table-cell/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7.7">
            <text:p>7.7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bastocle001">Cleto Bastos</text:a>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3.1">
            <text:p>23.1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delagfra001">Francisco De La Garza</text:a></text:p>
          </table:table-cell>
          <table:table-cell/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11.1">
            <text:p>11.1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teranarm001">Armando Teran</text:a></text:p>
          </table:table-cell>
          <table:table-cell table:style-name="ce1"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22.2">
            <text:p>22.2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leitefab001">Fabio Leite</text:a>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cantujai001">Jaime Cantu</text:a></text:p>
          </table:table-cell>
          <table:table-cell/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47">
            <text:p>47</text:p>
          </table:table-cell>
          <table:table-cell table:number-columns-repeated="4" office:value-type="float" office:value="0">
            <text:p>0</text:p>
          </table:table-cell>
          <table:table-cell office:value-type="float" office:value="3.1">
            <text:p>3.1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echavjua001">Juan Echavarria</text:a></text:p>
          </table:table-cell>
          <table:table-cell/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9.1">
            <text:p>9.1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gonzaser001">Sergio Gonzalez</text:a></text:p>
          </table:table-cell>
          <table:table-cell/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2">
            <text:p>3.2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morenbal001">Baldemar Moreno</text:a></text:p>
          </table:table-cell>
          <table:table-cell/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2"/>
          <table:table-cell/>
        </table:table-row>
        <table:table-row table:style-name="ro2">
          <table:table-cell office:value-type="string">
            <text:p><text:a xlink:href="http://www.justsportsstats.com/soccerstatsindex.php?player_id=carpitir001">Tirzo Carpizo</text:a></text:p>
          </table:table-cell>
          <table:table-cell table:style-name="ce1" office:value-type="string">
            <text:p>GK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style-name="ce2"/>
          <table:table-cell/>
        </table:table-row>
        <table:table-row table:style-name="ro2">
          <table:table-cell office:value-type="string">
            <text:p><text:a xlink:href="http://www.justsportsstats.com/soccerstatsindex.php?player_id=delasrod001">Rodolfo De Las Fuentes</text:a></text:p>
          </table:table-cell>
          <table:table-cell/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salasrau001">Raul Salas</text:a></text:p>
          </table:table-cell>
          <table:table-cell table:style-name="ce1" office:value-type="string">
            <text:p>GK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style-name="ce2"/>
          <table:table-cell/>
        </table:table-row>
        <table:table-row table:style-name="ro2">
          <table:table-cell office:value-type="string">
            <text:p><text:a xlink:href="http://www.justsportsstats.com/soccerstatsindex.php?player_id=rangegui001">Guillermo Rangel</text:a>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style-name="ce2"/>
          <table:table-cell/>
        </table:table-row>
        <table:table-row table:style-name="ro2">
          <table:table-cell office:value-type="string">
            <text:p><text:a xlink:href="http://www.justsportsstats.com/soccerstatsindex.php?player_id=aguiamax001">Max Aguiar</text:a></text:p>
          </table:table-cell>
          <table:table-cell/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style-name="Default"/>
        </table:table-row>
        <table:table-row table:style-name="ro1" table:number-rows-repeated="2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Sacramento Knights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2">
          <table:table-cell office:value-type="string">
            <text:p><text:a xlink:href="http://www.justsportsstats.com/soccerstatsindex.php?player_id=mcdonchr001">Chris McDonald</text:a></text:p>
          </table:table-cell>
          <table:table-cell/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9.3">
            <text:p>19.3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edgerlee001">Lee Edgerton</text:a></text:p>
          </table:table-cell>
          <table:table-cell/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cavitbra001">Brandon Cavitt</text:a></text:p>
          </table:table-cell>
          <table:table-cell/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0.4">
            <text:p>30.4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ellioger001">Gerell Elliott</text:a></text:p>
          </table:table-cell>
          <table:table-cell table:style-name="ce1" office:value-type="string">
            <text:p>F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.3">
            <text:p>15.3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suttoant001">Antonio Sutton</text:a></text:p>
          </table:table-cell>
          <table:table-cell table:style-name="ce1" office:value-type="string">
            <text:p>D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9.7">
            <text:p>19.7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valdiarm001">Armando Valdivia</text:a></text:p>
          </table:table-cell>
          <table:table-cell table:style-name="ce1"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1.4">
            <text:p>21.4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alcaljef001">Jeff Alcala</text:a></text:p>
          </table:table-cell>
          <table:table-cell/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huftcra001">Craig Huft</text:a></text:p>
          </table:table-cell>
          <table:table-cell/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1.7">
            <text:p>21.7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fraseiai001">Iain Fraser</text:a></text:p>
          </table:table-cell>
          <table:table-cell table:style-name="ce1" office:value-type="string">
            <text:p>D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8">
            <text:p>18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.6">
            <text:p>10.6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simsmar001">Martin Sims</text:a></text:p>
          </table:table-cell>
          <table:table-cell/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.6">
            <text:p>14.6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irvinrob001">Rob Irvine</text:a></text:p>
          </table:table-cell>
          <table:table-cell/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baenakev001">Kevin Baena</text:a></text:p>
          </table:table-cell>
          <table:table-cell/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25">
            <text:p>25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fieldjer001">Jeremy Field</text:a></text:p>
          </table:table-cell>
          <table:table-cell/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28.6">
            <text:p>28.6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fernajor001">Jorge Fernandez</text:a></text:p>
          </table:table-cell>
          <table:table-cell table:style-name="ce1" office:value-type="string">
            <text:p>D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hansepau001">Paul Hansen</text:a></text:p>
          </table:table-cell>
          <table:table-cell/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  <table:table-cell office:value-type="float" office:value="13.3">
            <text:p>13.3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harripat001">Pat Harrington</text:a></text:p>
          </table:table-cell>
          <table:table-cell table:style-name="ce1" office:value-type="string">
            <text:p>GK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office:value-type="float" office:value="50">
            <text:p>50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hollitra001">Trace Hollis</text:a></text:p>
          </table:table-cell>
          <table:table-cell table:style-name="ce1" office:value-type="string">
            <text:p>GK</text:p>
          </table:table-cell>
          <table:table-cell office:value-type="float" office:value="9">
            <text:p>9</text:p>
          </table:table-cell>
          <table:table-cell table:number-columns-repeated="13" office:value-type="float" office:value="0">
            <text:p>0</text:p>
          </table:table-cell>
          <table:table-cell table:style-name="ce2"/>
          <table:table-cell/>
        </table:table-row>
        <table:table-row table:style-name="ro2">
          <table:table-cell office:value-type="string">
            <text:p><text:a xlink:href="http://www.justsportsstats.com/soccerstatsindex.php?player_id=kuespjoh001">John Kuespert</text:a>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Default" table:number-columns-repeated="2"/>
        </table:table-row>
        <table:table-row table:style-name="ro1" table:number-rows-repeated="3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Utah Freezz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2">
          <table:table-cell office:value-type="string">
            <text:p><text:a xlink:href="http://www.justsportsstats.com/soccerstatsindex.php?player_id=brownbea001">Beau Brown</text:a></text:p>
          </table:table-cell>
          <table:table-cell/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9.8">
            <text:p>19.8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labrujus001">Justin Labrum</text:a></text:p>
          </table:table-cell>
          <table:table-cell/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jonessha001">Shane Jones</text:a></text:p>
          </table:table-cell>
          <table:table-cell/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14">
            <text:p>114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.2">
            <text:p>13.2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wescoste001">Sterling Wescott</text:a></text:p>
          </table:table-cell>
          <table:table-cell table:style-name="ce1" office:value-type="string">
            <text:p>M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stoddmyl001">Myles Stoddard</text:a></text:p>
          </table:table-cell>
          <table:table-cell table:style-name="ce1" office:value-type="string">
            <text:p>F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.7">
            <text:p>12.7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huberdav001">Dave Huber</text:a></text:p>
          </table:table-cell>
          <table:table-cell/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.8">
            <text:p>15.8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albabri001">Brian Alba</text:a></text:p>
          </table:table-cell>
          <table:table-cell/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11.1">
            <text:p>11.1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sechrwes001">Wes Sechrist</text:a></text:p>
          </table:table-cell>
          <table:table-cell table:style-name="ce1" office:value-type="string">
            <text:p>D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office:value-type="float" office:value="66">
            <text:p>6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.4">
            <text:p>15.4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johnsmat001">Matt Johnson</text:a></text:p>
          </table:table-cell>
          <table:table-cell table:style-name="ce1" office:value-type="string">
            <text:p>F,G,D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33.3">
            <text:p>33.3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sedgebil001">Bill Sedgewick</text:a></text:p>
          </table:table-cell>
          <table:table-cell table:style-name="ce1" office:value-type="string">
            <text:p>D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4.3">
            <text:p>14.3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hendekev001">Kevin Henderson</text:a></text:p>
          </table:table-cell>
          <table:table-cell/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5.9">
            <text:p>5.9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jonessco003">Scott Jones</text:a></text:p>
          </table:table-cell>
          <table:table-cell/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atkinjak001">Jake Atkins</text:a></text:p>
          </table:table-cell>
          <table:table-cell/>
          <table:table-cell office:value-type="float" office:value="4">
            <text:p>4</text:p>
          </table:table-cell>
          <table:table-cell table:number-columns-repeated="13" office:value-type="float" office:value="0">
            <text:p>0</text:p>
          </table:table-cell>
          <table:table-cell table:style-name="ce2"/>
          <table:table-cell/>
        </table:table-row>
        <table:table-row table:style-name="ro2">
          <table:table-cell office:value-type="string">
            <text:p><text:a xlink:href="http://www.justsportsstats.com/soccerstatsindex.php?player_id=willipau001">Paul Williams</text:a></text:p>
          </table:table-cell>
          <table:table-cell/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style-name="ce2"/>
          <table:table-cell/>
        </table:table-row>
        <table:table-row table:style-name="ro2">
          <table:table-cell office:value-type="string">
            <text:p><text:a xlink:href="http://www.justsportsstats.com/soccerstatsindex.php?player_id=mabeejoh001">John Mabee</text:a></text:p>
          </table:table-cell>
          <table:table-cell/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davisjim001">Jimmy Davis</text:a></text:p>
          </table:table-cell>
          <table:table-cell/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dobsostu001">Stuart Dobson</text:a></text:p>
          </table:table-cell>
          <table:table-cell table:style-name="ce1" office:value-type="string">
            <text:p>GK</text:p>
          </table:table-cell>
          <table:table-cell office:value-type="float" office:value="21">
            <text:p>2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6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danbuste001">Stephen Danbusky</text:a></text:p>
          </table:table-cell>
          <table:table-cell table:style-name="ce1" office:value-type="string">
            <text:p>D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varozbro001">Brock Varoz</text:a></text:p>
          </table:table-cell>
          <table:table-cell/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ragsdjoh001">John Ragsdale</text:a></text:p>
          </table:table-cell>
          <table:table-cell/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style-name="Default" table:number-columns-repeated="2"/>
        </table:table-row>
        <table:table-row table:style-name="ro1" table:number-rows-repeated="5">
          <table:table-cell table:style-name="Default" table:number-columns-repeated="18"/>
        </table:table-row>
        <table:table-row table:style-name="ro1">
          <table:table-cell table:style-name="Default" office:value-type="string">
            <text:p>Season: 2000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Arizona Thunder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2">
          <table:table-cell office:value-type="string">
            <text:p><text:a xlink:href="http://www.justsportsstats.com/soccerstatsindex.php?player_id=scottchr001">Chris Scotti</text:a></text:p>
          </table:table-cell>
          <table:table-cell/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.9">
            <text:p>20.9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huntesas001">Sasha Hunter</text:a></text:p>
          </table:table-cell>
          <table:table-cell/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36.4">
            <text:p>36.4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vanacjas001">Jason Vanacour</text:a></text:p>
          </table:table-cell>
          <table:table-cell/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8">
            <text:p>138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71">
            <text:p>71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dubelar001">Larry Dube</text:a></text:p>
          </table:table-cell>
          <table:table-cell/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.2">
            <text:p>18.2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tomicmil001">Milos Tomic</text:a></text:p>
          </table:table-cell>
          <table:table-cell/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.2">
            <text:p>17.2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soderric001">Rick Soderman</text:a></text:p>
          </table:table-cell>
          <table:table-cell/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5">
            <text:p>15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soderran001">Randy Soderman</text:a></text:p>
          </table:table-cell>
          <table:table-cell table:style-name="ce1" office:value-type="string">
            <text:p>D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8.7">
            <text:p>8.7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camerdav001">Dave Cameron</text:a></text:p>
          </table:table-cell>
          <table:table-cell/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15.2">
            <text:p>15.2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berrykev001">Kevin Berry</text:a></text:p>
          </table:table-cell>
          <table:table-cell/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1.2">
            <text:p>21.2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ortizren001">Rene Ortiz</text:a></text:p>
          </table:table-cell>
          <table:table-cell table:style-name="ce1" office:value-type="string">
            <text:p>D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.6">
            <text:p>6.6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kerlimar001">Mark Kerlin</text:a></text:p>
          </table:table-cell>
          <table:table-cell table:style-name="ce1" office:value-type="string">
            <text:p>F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.1">
            <text:p>11.1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allanzia001">Ziad Allan</text:a></text:p>
          </table:table-cell>
          <table:table-cell/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.3">
            <text:p>9.3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gailldon001">Don Gaillard</text:a></text:p>
          </table:table-cell>
          <table:table-cell/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11.1">
            <text:p>11.1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mojicram001">Ramon Mojica</text:a></text:p>
          </table:table-cell>
          <table:table-cell/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.5">
            <text:p>10.5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copant001">Ante Cop</text:a></text:p>
          </table:table-cell>
          <table:table-cell table:style-name="ce1" office:value-type="string">
            <text:p>D,G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wrighken001">Kenny Wright</text:a></text:p>
          </table:table-cell>
          <table:table-cell/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5.6">
            <text:p>5.6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younggar001">Gary Young</text:a></text:p>
          </table:table-cell>
          <table:table-cell/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ybarrste001">Steve Ybarra</text:a>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floremar001">Marty Flores</text:a></text:p>
          </table:table-cell>
          <table:table-cell/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delaojua001">Juan De La O</text:a></text:p>
          </table:table-cell>
          <table:table-cell table:style-name="ce1" office:value-type="string">
            <text:p>GK</text:p>
          </table:table-cell>
          <table:table-cell office:value-type="float" office:value="22">
            <text:p>2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haasefre001">Freddy Haase</text:a></text:p>
          </table:table-cell>
          <table:table-cell table:style-name="ce1" office:value-type="string">
            <text:p>GK</text:p>
          </table:table-cell>
          <table:table-cell office:value-type="float" office:value="2">
            <text:p>2</text:p>
          </table:table-cell>
          <table:table-cell table:number-columns-repeated="13" office:value-type="float" office:value="0">
            <text:p>0</text:p>
          </table:table-cell>
          <table:table-cell table:style-name="Default" table:number-columns-repeated="2"/>
        </table:table-row>
        <table:table-row table:style-name="ro1" table:number-rows-repeated="2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Dallas Sidekicks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2">
          <table:table-cell office:value-type="string">
            <text:p><text:a xlink:href="http://www.justsportsstats.com/soccerstatsindex.php?player_id=doyledav001">David Doyle</text:a></text:p>
          </table:table-cell>
          <table:table-cell table:style-name="ce1" office:value-type="string">
            <text:p>M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166">
            <text:p>166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5.7">
            <text:p>15.7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pedrogia001">Giampaulo Pedroso</text:a></text:p>
          </table:table-cell>
          <table:table-cell/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1.8">
            <text:p>41.8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shamupat001">Patrick Shamu</text:a></text:p>
          </table:table-cell>
          <table:table-cell table:style-name="ce1" office:value-type="string">
            <text:p>M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7.1">
            <text:p>27.1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tatu001">Tatu</text:a></text:p>
          </table:table-cell>
          <table:table-cell table:style-name="ce1" office:value-type="string">
            <text:p>F,D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.9">
            <text:p>14.9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woodbter001">Terry Woodberry</text:a></text:p>
          </table:table-cell>
          <table:table-cell table:style-name="ce1" office:value-type="string">
            <text:p>M,F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.3">
            <text:p>20.3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stavrnic001">Nick Stavrou</text:a></text:p>
          </table:table-cell>
          <table:table-cell table:style-name="ce1" office:value-type="string">
            <text:p>M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.2">
            <text:p>19.2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giminfab001">Fabio Giminez</text:a></text:p>
          </table:table-cell>
          <table:table-cell/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2.9">
            <text:p>22.9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troyrus001">Rusty Troy</text:a></text:p>
          </table:table-cell>
          <table:table-cell table:style-name="ce1" office:value-type="string">
            <text:p>F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.2">
            <text:p>22.2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mccleeri001">Eric McClellan</text:a></text:p>
          </table:table-cell>
          <table:table-cell/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.2">
            <text:p>19.2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flanabra001">Brad Flanagan</text:a></text:p>
          </table:table-cell>
          <table:table-cell/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office:value-type="float" office:value="38">
            <text:p>38</text:p>
          </table:table-cell>
          <table:table-cell table:number-columns-repeated="4" office:value-type="float" office:value="0">
            <text:p>0</text:p>
          </table:table-cell>
          <table:table-cell office:value-type="float" office:value="14.3">
            <text:p>14.3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powermik001">Mike Powers</text:a></text:p>
          </table:table-cell>
          <table:table-cell table:style-name="ce1" office:value-type="string">
            <text:p>M,D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table:number-columns-repeated="4" office:value-type="float" office:value="0">
            <text:p>0</text:p>
          </table:table-cell>
          <table:table-cell office:value-type="float" office:value="27.3">
            <text:p>27.3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sastojua001">Juan Sastoque</text:a></text:p>
          </table:table-cell>
          <table:table-cell table:style-name="ce1"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8" office:value-type="float" office:value="0">
            <text:p>0</text:p>
          </table:table-cell>
          <table:table-cell office:value-type="float" office:value="60">
            <text:p>60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dadeeri001">Eric Dade</text:a></text:p>
          </table:table-cell>
          <table:table-cell table:style-name="ce1" office:value-type="string">
            <text:p>D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.3">
            <text:p>13.3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alvarjos001">Jose Alvarado</text:a></text:p>
          </table:table-cell>
          <table:table-cell/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.5">
            <text:p>9.5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filofra001">Frank Filo</text:a></text:p>
          </table:table-cell>
          <table:table-cell/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4" office:value-type="float" office:value="0">
            <text:p>0</text:p>
          </table:table-cell>
          <table:table-cell office:value-type="float" office:value="8.7">
            <text:p>8.7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sagu001">Sagu</text:a></text:p>
          </table:table-cell>
          <table:table-cell table:style-name="ce1" office:value-type="string">
            <text:p>GK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bench001">Bench</text:a>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2"/>
          <table:table-cell/>
        </table:table-row>
        <table:table-row table:style-name="ro2">
          <table:table-cell office:value-type="string">
            <text:p><text:a xlink:href="http://www.justsportsstats.com/soccerstatsindex.php?player_id=brewejoe001">Joel Brewer</text:a>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  <table:table-cell table:style-name="ce2"/>
          <table:table-cell/>
        </table:table-row>
        <table:table-row table:style-name="ro2">
          <table:table-cell office:value-type="string">
            <text:p><text:a xlink:href="http://www.justsportsstats.com/soccerstatsindex.php?player_id=wilemeri001">Eric Wilemon</text:a></text:p>
          </table:table-cell>
          <table:table-cell/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style-name="ce2"/>
          <table:table-cell/>
        </table:table-row>
        <table:table-row table:style-name="ro2">
          <table:table-cell office:value-type="string">
            <text:p><text:a xlink:href="http://www.justsportsstats.com/soccerstatsindex.php?player_id=curtimic001">Michael Curtis</text:a></text:p>
          </table:table-cell>
          <table:table-cell/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owenkyl001">Kyle Owen</text:a></text:p>
          </table:table-cell>
          <table:table-cell/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eckted001">Ted Eck</text:a></text:p>
          </table:table-cell>
          <table:table-cell table:style-name="ce1" office:value-type="string">
            <text:p>M-F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davistre001">Trevor Davis</text:a></text:p>
          </table:table-cell>
          <table:table-cell table:style-name="ce1" office:value-type="string">
            <text:p>GK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style-name="Default" table:number-columns-repeated="2"/>
        </table:table-row>
        <table:table-row table:style-name="ro1" table:number-rows-repeated="3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Houston Hotshots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2">
          <table:table-cell office:value-type="string">
            <text:p><text:a xlink:href="http://www.justsportsstats.com/soccerstatsindex.php?player_id=regiecli001">Clint Regier</text:a></text:p>
          </table:table-cell>
          <table:table-cell/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3">
            <text:p>13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39.2">
            <text:p>39.2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leonehor001">Horacio Leone</text:a></text:p>
          </table:table-cell>
          <table:table-cell/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1">
            <text:p>21</text:p>
          </table:table-cell>
          <table:table-cell office:value-type="float" office:value="148">
            <text:p>148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.9">
            <text:p>16.9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stewamat001">Matthew Stewart</text:a></text:p>
          </table:table-cell>
          <table:table-cell table:style-name="ce1" office:value-type="string">
            <text:p>F,M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2.1">
            <text:p>22.1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morenale002">Alejandro Moreno</text:a></text:p>
          </table:table-cell>
          <table:table-cell table:style-name="ce1" office:value-type="string">
            <text:p>F,M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18">
            <text:p>118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fernaram001">Ramon Fernandez</text:a></text:p>
          </table:table-cell>
          <table:table-cell table:style-name="ce1" office:value-type="string">
            <text:p>F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0.5">
            <text:p>20.5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reminmik001">Mike Remington</text:a></text:p>
          </table:table-cell>
          <table:table-cell/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.9">
            <text:p>11.9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beaslty001">Ty Beasley</text:a></text:p>
          </table:table-cell>
          <table:table-cell/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.9">
            <text:p>17.9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beto001">Beto</text:a></text:p>
          </table:table-cell>
          <table:table-cell table:style-name="ce1" office:value-type="string">
            <text:p>M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.8">
            <text:p>12.8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couchkil001">Kiley Couch</text:a></text:p>
          </table:table-cell>
          <table:table-cell table:style-name="ce1" office:value-type="string">
            <text:p>D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dotseiho001">Ihor Dotsenko</text:a></text:p>
          </table:table-cell>
          <table:table-cell table:style-name="ce1" office:value-type="string">
            <text:p>F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.2">
            <text:p>22.2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stewadav001">David Stewart</text:a></text:p>
          </table:table-cell>
          <table:table-cell/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allenell001">Eller Allen</text:a></text:p>
          </table:table-cell>
          <table:table-cell/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mcparsha001">Shannon McPartland</text:a>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nielsjoh001">John Nielsen</text:a></text:p>
          </table:table-cell>
          <table:table-cell/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5">
            <text:p>25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perezoct001">Octavio Perez</text:a></text:p>
          </table:table-cell>
          <table:table-cell table:style-name="ce1"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hethjas001">Jason Heth</text:a></text:p>
          </table:table-cell>
          <table:table-cell/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campbkev001">Kevin Campbell</text:a></text:p>
          </table:table-cell>
          <table:table-cell/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lopesjul001">Juliano Lopes</text:a></text:p>
          </table:table-cell>
          <table:table-cell/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waldoter001">Terry Waldorf</text:a></text:p>
          </table:table-cell>
          <table:table-cell table:style-name="ce1" office:value-type="string">
            <text:p>GK</text:p>
          </table:table-cell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biggsbob001">Bobby Biggs</text:a></text:p>
          </table:table-cell>
          <table:table-cell/>
          <table:table-cell office:value-type="float" office:value="5">
            <text:p>5</text:p>
          </table:table-cell>
          <table:table-cell table:number-columns-repeated="13" office:value-type="float" office:value="0">
            <text:p>0</text:p>
          </table:table-cell>
          <table:table-cell table:style-name="ce2"/>
          <table:table-cell/>
        </table:table-row>
        <table:table-row table:style-name="ro2">
          <table:table-cell office:value-type="string">
            <text:p><text:a xlink:href="http://www.justsportsstats.com/soccerstatsindex.php?player_id=rizimar001">Marco Rizi</text:a></text:p>
          </table:table-cell>
          <table:table-cell table:style-name="ce1" office:value-type="string">
            <text:p>D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style-name="Default"/>
        </table:table-row>
        <table:table-row table:style-name="ro1" table:number-rows-repeated="2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Monterrey La Raza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2">
          <table:table-cell office:value-type="string">
            <text:p><text:a xlink:href="http://www.justsportsstats.com/soccerstatsindex.php?player_id=coriamar001">Marco Coria</text:a></text:p>
          </table:table-cell>
          <table:table-cell table:style-name="ce1" office:value-type="string">
            <text:p>G,D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office:value-type="float" office:value="117">
            <text:p>117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3.1">
            <text:p>23.1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bollemar001">Mariano Bollella</text:a></text:p>
          </table:table-cell>
          <table:table-cell table:style-name="ce1" office:value-type="string">
            <text:p>M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151">
            <text:p>151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7.9">
            <text:p>17.9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pereiren001">Renato Pereira</text:a></text:p>
          </table:table-cell>
          <table:table-cell table:style-name="ce1" office:value-type="string">
            <text:p>F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7.8">
            <text:p>27.8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lopezmar001">Marco Lopez</text:a></text:p>
          </table:table-cell>
          <table:table-cell table:style-name="ce1" office:value-type="string">
            <text:p>F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129">
            <text:p>129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.5">
            <text:p>15.5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martigen001">Genoni Martinez</text:a></text:p>
          </table:table-cell>
          <table:table-cell table:style-name="ce1" office:value-type="string">
            <text:p>D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153">
            <text:p>153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.8">
            <text:p>9.8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barbodav001">David Barbosa</text:a></text:p>
          </table:table-cell>
          <table:table-cell/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1.1">
            <text:p>21.1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cardeale001">Alejandro Cardenas</text:a></text:p>
          </table:table-cell>
          <table:table-cell table:style-name="ce1" office:value-type="string">
            <text:p>D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3.3">
            <text:p>13.3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hernamar001">Martin Hernandez</text:a></text:p>
          </table:table-cell>
          <table:table-cell/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 office:value-type="float" office:value="17.6">
            <text:p>17.6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leitefab001">Fabio Leite</text:a></text:p>
          </table:table-cell>
          <table:table-cell/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.3">
            <text:p>13.3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gardumoi001">Moises Garduno</text:a></text:p>
          </table:table-cell>
          <table:table-cell/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4.7">
            <text:p>14.7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gonzaser001">Sergio Gonzalez</text:a></text:p>
          </table:table-cell>
          <table:table-cell/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teranarm001">Armando Teran</text:a></text:p>
          </table:table-cell>
          <table:table-cell table:style-name="ce1" office:value-type="string">
            <text:p>M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1.4">
            <text:p>21.4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esquerol001">Rolando Esquer</text:a></text:p>
          </table:table-cell>
          <table:table-cell/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8.7">
            <text:p>8.7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pereydav001">David Pereyra</text:a></text:p>
          </table:table-cell>
          <table:table-cell table:style-name="ce1"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gutieoma001">Omar Gutierrez</text:a></text:p>
          </table:table-cell>
          <table:table-cell/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simencar001">Carlos Simental</text:a></text:p>
          </table:table-cell>
          <table:table-cell/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salasrau001">Raul Salas</text:a></text:p>
          </table:table-cell>
          <table:table-cell table:style-name="ce1" office:value-type="string">
            <text:p>GK</text:p>
          </table:table-cell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castagui001">Guillermo Castaneda</text:a></text:p>
          </table:table-cell>
          <table:table-cell/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style-name="Default" table:number-columns-repeated="2"/>
        </table:table-row>
        <table:table-row table:style-name="ro1" table:number-rows-repeated="2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Sacramento Knights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2">
          <table:table-cell office:value-type="string">
            <text:p><text:a xlink:href="http://www.justsportsstats.com/soccerstatsindex.php?player_id=mcdonchr001">Chris McDonald</text:a></text:p>
          </table:table-cell>
          <table:table-cell/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11">
            <text:p>111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30">
            <text:p>30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.1">
            <text:p>17.1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suttoant001">Antonio Sutton</text:a></text:p>
          </table:table-cell>
          <table:table-cell table:style-name="ce1" office:value-type="string">
            <text:p>D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6.1">
            <text:p>26.1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ellioger001">Gerell Elliott</text:a></text:p>
          </table:table-cell>
          <table:table-cell table:style-name="ce1" office:value-type="string">
            <text:p>F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.2">
            <text:p>13.2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alcaljef001">Jeff Alcala</text:a></text:p>
          </table:table-cell>
          <table:table-cell/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8.2">
            <text:p>18.2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fernajor001">Jorge Fernandez</text:a></text:p>
          </table:table-cell>
          <table:table-cell table:style-name="ce1" office:value-type="string">
            <text:p>D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.1">
            <text:p>12.1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irvinrob001">Rob Irvine</text:a></text:p>
          </table:table-cell>
          <table:table-cell/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5.6">
            <text:p>15.6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fraseiai001">Iain Fraser</text:a></text:p>
          </table:table-cell>
          <table:table-cell table:style-name="ce1" office:value-type="string">
            <text:p>D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4">
            <text:p>14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.8">
            <text:p>8.8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valdiarm001">Armando Valdivia</text:a></text:p>
          </table:table-cell>
          <table:table-cell table:style-name="ce1" office:value-type="string">
            <text:p>M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4.8">
            <text:p>14.8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cavitbra001">Brandon Cavitt</text:a></text:p>
          </table:table-cell>
          <table:table-cell/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callasea001">Sean Callahan</text:a></text:p>
          </table:table-cell>
          <table:table-cell/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afashfad001">Fadi Afash</text:a></text:p>
          </table:table-cell>
          <table:table-cell/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8.3">
            <text:p>8.3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alcalchr001">Chris Alcala</text:a>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office:value-type="float" office:value="100">
            <text:p>100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bench001">Bench</text:a>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2"/>
          <table:table-cell/>
        </table:table-row>
        <table:table-row table:style-name="ro2">
          <table:table-cell office:value-type="string">
            <text:p><text:a xlink:href="http://www.justsportsstats.com/soccerstatsindex.php?player_id=harripat001">Pat Harrington</text:a></text:p>
          </table:table-cell>
          <table:table-cell table:style-name="ce1" office:value-type="string">
            <text:p>GK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33.3">
            <text:p>33.3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porteran001">Randall Porter</text:a></text:p>
          </table:table-cell>
          <table:table-cell table:style-name="ce1" office:value-type="string">
            <text:p>D,G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6.7">
            <text:p>16.7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huftcra001">Craig Huft</text:a></text:p>
          </table:table-cell>
          <table:table-cell/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14.3">
            <text:p>14.3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hansepau001">Paul Hansen</text:a></text:p>
          </table:table-cell>
          <table:table-cell/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.6">
            <text:p>5.6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limaguy001">Guy Lima</text:a></text:p>
          </table:table-cell>
          <table:table-cell/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fieldjer001">Jeremy Field</text:a></text:p>
          </table:table-cell>
          <table:table-cell/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hollitra001">Trace Hollis</text:a></text:p>
          </table:table-cell>
          <table:table-cell table:style-name="ce1" office:value-type="string">
            <text:p>GK</text:p>
          </table:table-cell>
          <table:table-cell office:value-type="float" office:value="7">
            <text:p>7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St. Louis Steamers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2">
          <table:table-cell office:value-type="string">
            <text:p><text:a xlink:href="http://www.justsportsstats.com/soccerstatsindex.php?player_id=mosermar001">Mark Moser</text:a></text:p>
          </table:table-cell>
          <table:table-cell table:style-name="ce1" office:value-type="string">
            <text:p>F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6.8">
            <text:p>26.8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quiglkev001">Kevin Quigley</text:a></text:p>
          </table:table-cell>
          <table:table-cell/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dimarjef001">Jeff DiMaria</text:a></text:p>
          </table:table-cell>
          <table:table-cell table:style-name="ce1" office:value-type="string">
            <text:p>F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5.4">
            <text:p>35.4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reinijoe001">Joe Reiniger</text:a></text:p>
          </table:table-cell>
          <table:table-cell table:style-name="ce1" office:value-type="string">
            <text:p>F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.7">
            <text:p>19.7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davisjef001">Jeff Davis</text:a></text:p>
          </table:table-cell>
          <table:table-cell table:style-name="ce1" office:value-type="string">
            <text:p>D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65">
            <text:p>6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.9">
            <text:p>12.9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dorandar001">Daryl Doran</text:a></text:p>
          </table:table-cell>
          <table:table-cell table:style-name="ce1" office:value-type="string">
            <text:p>M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9">
            <text:p>19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donigdan001">Daniel Donigan</text:a></text:p>
          </table:table-cell>
          <table:table-cell table:style-name="ce1" office:value-type="string">
            <text:p>F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koettkev001">Kevin Koetters</text:a></text:p>
          </table:table-cell>
          <table:table-cell table:style-name="ce1" office:value-type="string">
            <text:p>M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8.2">
            <text:p>18.2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moserkir001">Kirk Moser</text:a></text:p>
          </table:table-cell>
          <table:table-cell/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mcdonsco001">Scott Mcdoniel</text:a></text:p>
          </table:table-cell>
          <table:table-cell/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18.8">
            <text:p>18.8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groarkev001">Kevin Groark</text:a></text:p>
          </table:table-cell>
          <table:table-cell/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  <table:table-cell office:value-type="float" office:value="10.3">
            <text:p>10.3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stelzcur001">Curtis Stelzer</text:a></text:p>
          </table:table-cell>
          <table:table-cell/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7.4">
            <text:p>7.4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hundekev001">Kevin Hundelt</text:a></text:p>
          </table:table-cell>
          <table:table-cell table:style-name="ce1" office:value-type="string">
            <text:p>D,M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47">
            <text:p>47</text:p>
          </table:table-cell>
          <table:table-cell table:number-columns-repeated="4" office:value-type="float" office:value="0">
            <text:p>0</text:p>
          </table:table-cell>
          <table:table-cell office:value-type="float" office:value="5.9">
            <text:p>5.9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newsodj001">D.J. Newsom</text:a></text:p>
          </table:table-cell>
          <table:table-cell table:style-name="ce1" office:value-type="string">
            <text:p>D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costeken001">Ken Costello</text:a></text:p>
          </table:table-cell>
          <table:table-cell/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38">
            <text:p>38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mannpat001">Pat Mann</text:a></text:p>
          </table:table-cell>
          <table:table-cell/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kennychr001">Chris Kenny</text:a></text:p>
          </table:table-cell>
          <table:table-cell table:style-name="ce1"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hansmbra001">Brad Hansmann</text:a>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paynemik001">Mike Payne</text:a></text:p>
          </table:table-cell>
          <table:table-cell table:style-name="ce1" office:value-type="string">
            <text:p>GK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style-name="ce2"/>
          <table:table-cell/>
        </table:table-row>
        <table:table-row table:style-name="ro2">
          <table:table-cell office:value-type="string">
            <text:p><text:a xlink:href="http://www.justsportsstats.com/soccerstatsindex.php?player_id=siebeste001">Steve Siebert</text:a></text:p>
          </table:table-cell>
          <table:table-cell/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style-name="ce2"/>
          <table:table-cell/>
        </table:table-row>
        <table:table-row table:style-name="ro2">
          <table:table-cell office:value-type="string">
            <text:p><text:a xlink:href="http://www.justsportsstats.com/soccerstatsindex.php?player_id=barrypat001">Pat Barry</text:a></text:p>
          </table:table-cell>
          <table:table-cell/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style-name="ce2"/>
          <table:table-cell/>
        </table:table-row>
        <table:table-row table:style-name="ro2">
          <table:table-cell office:value-type="string">
            <text:p><text:a xlink:href="http://www.justsportsstats.com/soccerstatsindex.php?player_id=smithchr001">Chris Smith</text:a></text:p>
          </table:table-cell>
          <table:table-cell table:style-name="ce1" office:value-type="string">
            <text:p>GK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harvadan001">Dan Harvatin</text:a></text:p>
          </table:table-cell>
          <table:table-cell/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smugajoe001">Joe Smugala</text:a></text:p>
          </table:table-cell>
          <table:table-cell/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phillbre001">Brett Phillips</text:a></text:p>
          </table:table-cell>
          <table:table-cell table:style-name="ce1" office:value-type="string">
            <text:p>GK</text:p>
          </table:table-cell>
          <table:table-cell office:value-type="float" office:value="21">
            <text:p>21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jordabra001">Brad Jordan</text:a></text:p>
          </table:table-cell>
          <table:table-cell/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ryanjoh002">John Ryan</text:a></text:p>
          </table:table-cell>
          <table:table-cell/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waltetim001">Tim Walters</text:a></text:p>
          </table:table-cell>
          <table:table-cell table:style-name="ce1"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style-name="ce2"/>
          <table:table-cell/>
        </table:table-row>
        <table:table-row table:style-name="ro2">
          <table:table-cell office:value-type="string">
            <text:p><text:a xlink:href="http://www.justsportsstats.com/soccerstatsindex.php?player_id=johnsjoh001">John Johnson</text:a></text:p>
          </table:table-cell>
          <table:table-cell/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table:style-name="Default"/>
        </table:table-row>
        <table:table-row table:style-name="ro1" table:number-rows-repeated="2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Utah Freezz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2">
          <table:table-cell office:value-type="string">
            <text:p><text:a xlink:href="http://www.justsportsstats.com/soccerstatsindex.php?player_id=brownbea001">Beau Brown</text:a></text:p>
          </table:table-cell>
          <table:table-cell/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.8">
            <text:p>20.8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bettsjef001">Jeff Betts</text:a></text:p>
          </table:table-cell>
          <table:table-cell/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baartrob001">Rob Baarts</text:a></text:p>
          </table:table-cell>
          <table:table-cell/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.9">
            <text:p>10.9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wescoste001">Sterling Wescott</text:a></text:p>
          </table:table-cell>
          <table:table-cell table:style-name="ce1" office:value-type="string">
            <text:p>M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7.5">
            <text:p>27.5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labrujus001">Justin Labrum</text:a></text:p>
          </table:table-cell>
          <table:table-cell/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.9">
            <text:p>10.9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johnsmat001">Matt Johnson</text:a></text:p>
          </table:table-cell>
          <table:table-cell table:style-name="ce1" office:value-type="string">
            <text:p>F,G,D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3.1">
            <text:p>23.1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atkinjak001">Jake Atkins</text:a></text:p>
          </table:table-cell>
          <table:table-cell/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4.2">
            <text:p>24.2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rhodicra001">Craig Rhodis</text:a></text:p>
          </table:table-cell>
          <table:table-cell table:style-name="ce1" office:value-type="string">
            <text:p>D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5.7">
            <text:p>15.7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stoddmyl001">Myles Stoddard</text:a></text:p>
          </table:table-cell>
          <table:table-cell table:style-name="ce1" office:value-type="string">
            <text:p>F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9.7">
            <text:p>9.7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huberdav001">Dave Huber</text:a></text:p>
          </table:table-cell>
          <table:table-cell/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.2">
            <text:p>10.2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leggkev001">Kevin Legg</text:a>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8.2">
            <text:p>18.2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jonessco003">Scott Jones</text:a></text:p>
          </table:table-cell>
          <table:table-cell/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8.2">
            <text:p>18.2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varozbro001">Brock Varoz</text:a></text:p>
          </table:table-cell>
          <table:table-cell/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bench001">Bench</text:a>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2"/>
          <table:table-cell/>
        </table:table-row>
        <table:table-row table:style-name="ro2">
          <table:table-cell office:value-type="string">
            <text:p><text:a xlink:href="http://www.justsportsstats.com/soccerstatsindex.php?player_id=sechrwes001">Wes Sechrist</text:a></text:p>
          </table:table-cell>
          <table:table-cell table:style-name="ce1" office:value-type="string">
            <text:p>D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.6">
            <text:p>5.6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broadmat001">Matt Broadhead</text:a></text:p>
          </table:table-cell>
          <table:table-cell/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albabri001">Brian Alba</text:a></text:p>
          </table:table-cell>
          <table:table-cell/>
          <table:table-cell office:value-type="float" office:value="22">
            <text:p>2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vorbenic001">Nick Vorberg</text:a></text:p>
          </table:table-cell>
          <table:table-cell table:style-name="ce1" office:value-type="string">
            <text:p>GK</text:p>
          </table:table-cell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huberben001">Ben Huber</text:a></text:p>
          </table:table-cell>
          <table:table-cell/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style-name="Default"/>
        </table:table-row>
        <table:table-row table:style-name="ro1" table:number-rows-repeated="2">
          <table:table-cell table:style-name="Default" table:number-columns-repeated="18"/>
        </table:table-row>
        <table:table-row table:style-name="ro1">
          <table:table-cell table:style-name="Default" office:value-type="string">
            <text:p>Season: 2001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Dallas Sidekicks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2">
          <table:table-cell office:value-type="string">
            <text:p><text:a xlink:href="http://www.justsportsstats.com/soccerstatsindex.php?player_id=doyledav001">David Doyle</text:a></text:p>
          </table:table-cell>
          <table:table-cell table:style-name="ce1" office:value-type="string">
            <text:p>M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148">
            <text:p>148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4.9">
            <text:p>14.9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shamupat001">Patrick Shamu</text:a></text:p>
          </table:table-cell>
          <table:table-cell table:style-name="ce1" office:value-type="string">
            <text:p>M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3.7">
            <text:p>23.7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tatu001">Tatu</text:a></text:p>
          </table:table-cell>
          <table:table-cell table:style-name="ce1" office:value-type="string">
            <text:p>F,D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6.3">
            <text:p>16.3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coriamar001">Marco Coria</text:a></text:p>
          </table:table-cell>
          <table:table-cell table:style-name="ce1" office:value-type="string">
            <text:p>G,D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8.3">
            <text:p>18.3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pedrogia001">Giampaulo Pedroso</text:a></text:p>
          </table:table-cell>
          <table:table-cell/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flanabra001">Brad Flanagan</text:a></text:p>
          </table:table-cell>
          <table:table-cell/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table:number-columns-repeated="4" office:value-type="float" office:value="0">
            <text:p>0</text:p>
          </table:table-cell>
          <table:table-cell office:value-type="float" office:value="23.5">
            <text:p>23.5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valdiarm001">Armando Valdivia</text:a></text:p>
          </table:table-cell>
          <table:table-cell table:style-name="ce1" office:value-type="string">
            <text:p>M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4.6">
            <text:p>14.6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woodbter001">Terry Woodberry</text:a></text:p>
          </table:table-cell>
          <table:table-cell table:style-name="ce1" office:value-type="string">
            <text:p>M,F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7">
            <text:p>7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.7">
            <text:p>12.7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troyrus001">Rusty Troy</text:a></text:p>
          </table:table-cell>
          <table:table-cell table:style-name="ce1" office:value-type="string">
            <text:p>F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.4">
            <text:p>11.4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dadeeri001">Eric Dade</text:a></text:p>
          </table:table-cell>
          <table:table-cell table:style-name="ce1" office:value-type="string">
            <text:p>D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6.4">
            <text:p>36.4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filofra001">Frank Filo</text:a></text:p>
          </table:table-cell>
          <table:table-cell/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.7">
            <text:p>10.7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stavrnic001">Nick Stavrou</text:a></text:p>
          </table:table-cell>
          <table:table-cell table:style-name="ce1" office:value-type="string">
            <text:p>M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.1">
            <text:p>7.1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alvarjos001">Jose Alvarado</text:a></text:p>
          </table:table-cell>
          <table:table-cell/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12.5">
            <text:p>12.5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lopezmar001">Marco Lopez</text:a></text:p>
          </table:table-cell>
          <table:table-cell table:style-name="ce1" office:value-type="string">
            <text:p>F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.3">
            <text:p>5.3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frankser001">Sergio Franklin</text:a></text:p>
          </table:table-cell>
          <table:table-cell table:style-name="ce1" office:value-type="string">
            <text:p>GK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style-name="ce2"/>
          <table:table-cell/>
        </table:table-row>
        <table:table-row table:style-name="ro2">
          <table:table-cell office:value-type="string">
            <text:p><text:a xlink:href="http://www.justsportsstats.com/soccerstatsindex.php?player_id=curtimic001">Michael Curtis</text:a></text:p>
          </table:table-cell>
          <table:table-cell/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younggar001">Gary Young</text:a></text:p>
          </table:table-cell>
          <table:table-cell/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sagu001">Sagu</text:a></text:p>
          </table:table-cell>
          <table:table-cell table:style-name="ce1" office:value-type="string">
            <text:p>GK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number-columns-repeated="6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brewejoe001">Joel Brewer</text:a></text:p>
          </table:table-cell>
          <table:table-cell/>
          <table:table-cell office:value-type="float" office:value="2">
            <text:p>2</text:p>
          </table:table-cell>
          <table:table-cell table:number-columns-repeated="13" office:value-type="float" office:value="0">
            <text:p>0</text:p>
          </table:table-cell>
          <table:table-cell table:style-name="ce2"/>
          <table:table-cell/>
        </table:table-row>
        <table:table-row table:style-name="ro2">
          <table:table-cell office:value-type="string">
            <text:p><text:a xlink:href="http://www.justsportsstats.com/soccerstatsindex.php?player_id=powermik001">Mike Powers</text:a></text:p>
          </table:table-cell>
          <table:table-cell table:style-name="ce1" office:value-type="string">
            <text:p>M,D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number-columns-repeated="5" office:value-type="float" office:value="0">
            <text:p>0</text:p>
          </table:table-cell>
          <table:table-cell table:style-name="Default"/>
        </table:table-row>
        <table:table-row table:style-name="ro1" table:number-rows-repeated="2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Sacramento Knights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2">
          <table:table-cell office:value-type="string">
            <text:p><text:a xlink:href="http://www.justsportsstats.com/soccerstatsindex.php?player_id=leonehor001">Horacio Leone</text:a></text:p>
          </table:table-cell>
          <table:table-cell/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3.6">
            <text:p>23.6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suttoant001">Antonio Sutton</text:a></text:p>
          </table:table-cell>
          <table:table-cell table:style-name="ce1" office:value-type="string">
            <text:p>D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2.7">
            <text:p>22.7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mcdonchr001">Chris McDonald</text:a></text:p>
          </table:table-cell>
          <table:table-cell/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table:number-columns-repeated="2"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.2">
            <text:p>15.2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edgerlee001">Lee Edgerton</text:a></text:p>
          </table:table-cell>
          <table:table-cell/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2.7">
            <text:p>32.7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dejonmat001">Matt Dejong</text:a></text:p>
          </table:table-cell>
          <table:table-cell/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1.6">
            <text:p>21.6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cavitbra001">Brandon Cavitt</text:a></text:p>
          </table:table-cell>
          <table:table-cell/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2.6">
            <text:p>22.6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obrielei001">Leighton O'Brien</text:a></text:p>
          </table:table-cell>
          <table:table-cell table:style-name="ce1" office:value-type="string">
            <text:p>M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5">
            <text:p>25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fieldjer001">Jeremy Field</text:a></text:p>
          </table:table-cell>
          <table:table-cell/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beaslty001">Ty Beasley</text:a></text:p>
          </table:table-cell>
          <table:table-cell/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13.8">
            <text:p>13.8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stelzcur001">Curtis Stelzer</text:a>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">
            <text:p>13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hansepau001">Paul Hansen</text:a></text:p>
          </table:table-cell>
          <table:table-cell/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39">
            <text:p>39</text:p>
          </table:table-cell>
          <table:table-cell table:number-columns-repeated="4" office:value-type="float" office:value="0">
            <text:p>0</text:p>
          </table:table-cell>
          <table:table-cell office:value-type="float" office:value="12.5">
            <text:p>12.5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huftcra001">Craig Huft</text:a></text:p>
          </table:table-cell>
          <table:table-cell/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33.3">
            <text:p>33.3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stoiaben001">Ben Stoian</text:a></text:p>
          </table:table-cell>
          <table:table-cell/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15.4">
            <text:p>15.4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fernajor001">Jorge Fernandez</text:a></text:p>
          </table:table-cell>
          <table:table-cell table:style-name="ce1" office:value-type="string">
            <text:p>D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office:value-type="float" office:value="25">
            <text:p>25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bench001">Bench</text:a>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afashfad001">Fadi Afash</text:a>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preismik001">Mike Preis</text:a></text:p>
          </table:table-cell>
          <table:table-cell/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hollitra001">Trace Hollis</text:a></text:p>
          </table:table-cell>
          <table:table-cell table:style-name="ce1" office:value-type="string">
            <text:p>GK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style-name="ce2"/>
          <table:table-cell/>
        </table:table-row>
        <table:table-row table:style-name="ro2">
          <table:table-cell office:value-type="string">
            <text:p><text:a xlink:href="http://www.justsportsstats.com/soccerstatsindex.php?player_id=delaojua001">Juan De La O</text:a></text:p>
          </table:table-cell>
          <table:table-cell table:style-name="ce1" office:value-type="string">
            <text:p>GK</text:p>
          </table:table-cell>
          <table:table-cell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style-name="ce2"/>
          <table:table-cell/>
        </table:table-row>
        <table:table-row table:style-name="ro2">
          <table:table-cell office:value-type="string">
            <text:p><text:a xlink:href="http://www.justsportsstats.com/soccerstatsindex.php?player_id=mojicram001">Ramon Mojica</text:a></text:p>
          </table:table-cell>
          <table:table-cell/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temblart001">Art Temblador</text:a>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style-name="ce2"/>
          <table:table-cell/>
        </table:table-row>
        <table:table-row table:style-name="ro2">
          <table:table-cell office:value-type="string">
            <text:p><text:a xlink:href="http://www.justsportsstats.com/soccerstatsindex.php?player_id=fraseiai001">Iain Fraser</text:a></text:p>
          </table:table-cell>
          <table:table-cell table:style-name="ce1" office:value-type="string">
            <text:p>D</text:p>
          </table:table-cell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49">
            <text:p>49</text:p>
          </table:table-cell>
          <table:table-cell table:number-columns-repeated="5" office:value-type="float" office:value="0">
            <text:p>0</text:p>
          </table:table-cell>
          <table:table-cell table:style-name="Default"/>
        </table:table-row>
        <table:table-row table:style-name="ro1" table:number-rows-repeated="4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San Diego Sockers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2">
          <table:table-cell office:value-type="string">
            <text:p><text:a xlink:href="http://www.justsportsstats.com/soccerstatsindex.php?player_id=fariacar001">Carlos Farias</text:a></text:p>
          </table:table-cell>
          <table:table-cell table:style-name="ce1" office:value-type="string">
            <text:p>M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office:value-type="float" office:value="144">
            <text:p>144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.3">
            <text:p>15.3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stewamat001">Matthew Stewart</text:a></text:p>
          </table:table-cell>
          <table:table-cell table:style-name="ce1" office:value-type="string">
            <text:p>F,M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1.5">
            <text:p>21.5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pereiren001">Renato Pereira</text:a></text:p>
          </table:table-cell>
          <table:table-cell table:style-name="ce1" office:value-type="string">
            <text:p>F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.8">
            <text:p>25.8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alegrmau001">Mauricio Alegre</text:a></text:p>
          </table:table-cell>
          <table:table-cell table:style-name="ce1" office:value-type="string">
            <text:p>M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.9">
            <text:p>25.9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bollemar001">Mariano Bollella</text:a></text:p>
          </table:table-cell>
          <table:table-cell table:style-name="ce1"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.5">
            <text:p>11.5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susiaar001">Aaron Susi</text:a></text:p>
          </table:table-cell>
          <table:table-cell table:style-name="ce1" office:value-type="string">
            <text:p>G,F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1.6">
            <text:p>21.6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faracant001">Antonio Farace</text:a></text:p>
          </table:table-cell>
          <table:table-cell/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.6">
            <text:p>10.6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beltrdav001">David Beltran</text:a></text:p>
          </table:table-cell>
          <table:table-cell table:style-name="ce1" office:value-type="string">
            <text:p>D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cardeale001">Alejandro Cardenas</text:a></text:p>
          </table:table-cell>
          <table:table-cell table:style-name="ce1" office:value-type="string">
            <text:p>D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4">
            <text:p>14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.3">
            <text:p>11.3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scottchr001">Chris Scotti</text:a></text:p>
          </table:table-cell>
          <table:table-cell/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11.9">
            <text:p>11.9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phillsha001">Shandley Phillips</text:a></text:p>
          </table:table-cell>
          <table:table-cell/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5.5">
            <text:p>45.5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pernigas001">Gaston Pernia</text:a></text:p>
          </table:table-cell>
          <table:table-cell table:style-name="ce1" office:value-type="string">
            <text:p>D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53">
            <text:p>53</text:p>
          </table:table-cell>
          <table:table-cell table:number-columns-repeated="4" office:value-type="float" office:value="0">
            <text:p>0</text:p>
          </table:table-cell>
          <table:table-cell office:value-type="float" office:value="9.3">
            <text:p>9.3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velazton001">Tony Velazquez</text:a></text:p>
          </table:table-cell>
          <table:table-cell/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  <table:table-cell office:value-type="float" office:value="22.2">
            <text:p>22.2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martijoe001">Joey Martinez</text:a></text:p>
          </table:table-cell>
          <table:table-cell table:style-name="ce1" office:value-type="string">
            <text:p>D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8.6">
            <text:p>28.6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wangjam001">James Wang</text:a></text:p>
          </table:table-cell>
          <table:table-cell/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6.7">
            <text:p>6.7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robleant001">Antonio Robles</text:a></text:p>
          </table:table-cell>
          <table:table-cell/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2.5">
            <text:p>12.5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beyersha001">Shawn Beyer</text:a></text:p>
          </table:table-cell>
          <table:table-cell/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float" office:value="4.8">
            <text:p>4.8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swiftril001">Riley Swift</text:a></text:p>
          </table:table-cell>
          <table:table-cell table:style-name="ce1" office:value-type="string">
            <text:p>GK</text:p>
          </table:table-cell>
          <table:table-cell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style-name="ce2"/>
          <table:table-cell/>
        </table:table-row>
        <table:table-row table:style-name="ro2">
          <table:table-cell office:value-type="string">
            <text:p><text:a xlink:href="http://www.justsportsstats.com/soccerstatsindex.php?player_id=horvadez001">Dezso Horvath</text:a></text:p>
          </table:table-cell>
          <table:table-cell table:style-name="ce1" office:value-type="string">
            <text:p>GK</text:p>
          </table:table-cell>
          <table:table-cell office:value-type="float" office:value="21">
            <text:p>21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romerrob001">Robert Romero</text:a></text:p>
          </table:table-cell>
          <table:table-cell/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Default" table:number-columns-repeated="2"/>
        </table:table-row>
        <table:table-row table:style-name="ro1" table:number-rows-repeated="2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St. Louis Steamers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2">
          <table:table-cell office:value-type="string">
            <text:p><text:a xlink:href="http://www.justsportsstats.com/soccerstatsindex.php?player_id=dorandar001">Daryl Doran</text:a></text:p>
          </table:table-cell>
          <table:table-cell table:style-name="ce1" office:value-type="string">
            <text:p>M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6.1">
            <text:p>26.1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mosermar001">Mark Moser</text:a></text:p>
          </table:table-cell>
          <table:table-cell table:style-name="ce1" office:value-type="string">
            <text:p>F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6.7">
            <text:p>26.7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simasclo001">Clovis Simas</text:a></text:p>
          </table:table-cell>
          <table:table-cell/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3.3">
            <text:p>23.3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quiglkev001">Kevin Quigley</text:a></text:p>
          </table:table-cell>
          <table:table-cell/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.3">
            <text:p>20.3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davisjef001">Jeff Davis</text:a></text:p>
          </table:table-cell>
          <table:table-cell table:style-name="ce1" office:value-type="string">
            <text:p>D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3.6">
            <text:p>13.6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regiecli001">Clint Regier</text:a></text:p>
          </table:table-cell>
          <table:table-cell/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1.4">
            <text:p>21.4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dimarjef001">Jeff DiMaria</text:a></text:p>
          </table:table-cell>
          <table:table-cell table:style-name="ce1" office:value-type="string">
            <text:p>F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20.5">
            <text:p>20.5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errecfer001">Fernando Errecalde</text:a></text:p>
          </table:table-cell>
          <table:table-cell/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.4">
            <text:p>19.4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groarkev001">Kevin Groark</text:a></text:p>
          </table:table-cell>
          <table:table-cell/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4.3">
            <text:p>14.3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tedontim001">Tim Tedoni</text:a></text:p>
          </table:table-cell>
          <table:table-cell/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table:number-columns-repeated="4" office:value-type="float" office:value="0">
            <text:p>0</text:p>
          </table:table-cell>
          <table:table-cell office:value-type="float" office:value="8.3">
            <text:p>8.3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koettkev001">Kevin Koetters</text:a></text:p>
          </table:table-cell>
          <table:table-cell table:style-name="ce1" office:value-type="string">
            <text:p>M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18.2">
            <text:p>18.2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vuckoboj001">Bojan Vuckovic</text:a></text:p>
          </table:table-cell>
          <table:table-cell table:style-name="ce1" office:value-type="string">
            <text:p>F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.7">
            <text:p>5.7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willicar001">Carlton Williams</text:a></text:p>
          </table:table-cell>
          <table:table-cell/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7.7">
            <text:p>7.7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newsodj001">D.J. Newsom</text:a></text:p>
          </table:table-cell>
          <table:table-cell table:style-name="ce1" office:value-type="string">
            <text:p>D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table:number-columns-repeated="4" office:value-type="float" office:value="0">
            <text:p>0</text:p>
          </table:table-cell>
          <table:table-cell office:value-type="float" office:value="4.8">
            <text:p>4.8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hundekev001">Kevin Hundelt</text:a></text:p>
          </table:table-cell>
          <table:table-cell table:style-name="ce1" office:value-type="string">
            <text:p>D,M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.6">
            <text:p>2.6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moserkir001">Kirk Moser</text:a></text:p>
          </table:table-cell>
          <table:table-cell/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smugajoe001">Joe Smugala</text:a></text:p>
          </table:table-cell>
          <table:table-cell/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weisshar001">Harry Weiss</text:a></text:p>
          </table:table-cell>
          <table:table-cell/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phillbre001">Brett Phillips</text:a></text:p>
          </table:table-cell>
          <table:table-cell table:style-name="ce1" office:value-type="string">
            <text:p>GK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costeken001">Ken Costello</text:a></text:p>
          </table:table-cell>
          <table:table-cell/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gibbsbra001">Brandon Gibbs</text:a></text:p>
          </table:table-cell>
          <table:table-cell/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smithchr001">Chris Smith</text:a></text:p>
          </table:table-cell>
          <table:table-cell table:style-name="ce1" office:value-type="string">
            <text:p>GK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style-name="Default" table:number-columns-repeated="2"/>
        </table:table-row>
        <table:table-row table:style-name="ro1" table:number-rows-repeated="2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Utah Freezz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2">
          <table:table-cell office:value-type="string">
            <text:p><text:a xlink:href="http://www.justsportsstats.com/soccerstatsindex.php?player_id=labrujus001">Justin Labrum</text:a></text:p>
          </table:table-cell>
          <table:table-cell/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9.6">
            <text:p>19.6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wescoste001">Sterling Wescott</text:a></text:p>
          </table:table-cell>
          <table:table-cell table:style-name="ce1" office:value-type="string">
            <text:p>M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stoddmyl001">Myles Stoddard</text:a></text:p>
          </table:table-cell>
          <table:table-cell table:style-name="ce1" office:value-type="string">
            <text:p>F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18.1">
            <text:p>18.1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bettsjef001">Jeff Betts</text:a></text:p>
          </table:table-cell>
          <table:table-cell/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107">
            <text:p>107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10.3">
            <text:p>10.3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rhodicra001">Craig Rhodis</text:a></text:p>
          </table:table-cell>
          <table:table-cell table:style-name="ce1" office:value-type="string">
            <text:p>D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.7">
            <text:p>16.7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jonessco003">Scott Jones</text:a></text:p>
          </table:table-cell>
          <table:table-cell/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4.2">
            <text:p>24.2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brownbea001">Beau Brown</text:a></text:p>
          </table:table-cell>
          <table:table-cell/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.3">
            <text:p>7.3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atkinjak001">Jake Atkins</text:a></text:p>
          </table:table-cell>
          <table:table-cell/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0.9">
            <text:p>10.9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johnsmat001">Matt Johnson</text:a></text:p>
          </table:table-cell>
          <table:table-cell table:style-name="ce1" office:value-type="string">
            <text:p>F,G,D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6">
            <text:p>7.6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dunnjam001">James Dunn</text:a></text:p>
          </table:table-cell>
          <table:table-cell/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varozbro001">Brock Varoz</text:a></text:p>
          </table:table-cell>
          <table:table-cell/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.8">
            <text:p>11.8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djahasim001">Simplice Djahanou</text:a></text:p>
          </table:table-cell>
          <table:table-cell/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66.7">
            <text:p>66.7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smithmat001">Matt Smith</text:a></text:p>
          </table:table-cell>
          <table:table-cell/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1.1">
            <text:p>11.1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broadmat001">Matt Broadhead</text:a></text:p>
          </table:table-cell>
          <table:table-cell/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9.1">
            <text:p>9.1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jonessha001">Shane Jones</text:a>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33.3">
            <text:p>33.3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sechrwes001">Wes Sechrist</text:a></text:p>
          </table:table-cell>
          <table:table-cell table:style-name="ce1" office:value-type="string">
            <text:p>D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karassta001">Stan Karasi</text:a></text:p>
          </table:table-cell>
          <table:table-cell table:style-name="ce1"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puckrgle001">Glenn Puckrin</text:a></text:p>
          </table:table-cell>
          <table:table-cell/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vorbenic001">Nick Vorberg</text:a></text:p>
          </table:table-cell>
          <table:table-cell table:style-name="ce1" office:value-type="string">
            <text:p>GK</text:p>
          </table:table-cell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dunnjos001">Josh Dunn</text:a>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style-name="Default" table:number-columns-repeated="2"/>
        </table:table-row>
        <table:table-row table:style-name="ro1" table:number-rows-repeated="3">
          <table:table-cell table:style-name="Default" table:number-columns-repeated="18"/>
        </table:table-row>
        <table:table-row table:style-name="ro1">
          <table:table-cell table:style-name="Default" office:value-type="string">
            <text:p>Competition: Premier Soccer Alliance</text:p>
          </table:table-cell>
          <table:table-cell table:style-name="Default" table:number-columns-repeated="17"/>
        </table:table-row>
        <table:table-row table:style-name="ro1">
          <table:table-cell table:style-name="Default" office:value-type="string">
            <text:p>Season: 1998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Arizona Thunder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2">
          <table:table-cell office:value-type="string">
            <text:p><text:a xlink:href="http://www.justsportsstats.com/soccerstatsindex.php?player_id=muthaar001">Aaron Muth</text:a></text:p>
          </table:table-cell>
          <table:table-cell/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63.6">
            <text:p>63.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oderran001">Randy Soderman</text:a></text:p>
          </table:table-cell>
          <table:table-cell table:style-name="ce1" office:value-type="string">
            <text:p>D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.6">
            <text:p>22.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kerlimar001">Mark Kerlin</text:a></text:p>
          </table:table-cell>
          <table:table-cell table:style-name="ce1" office:value-type="string">
            <text:p>F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5.4">
            <text:p>15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errykev001">Kevin Berry</text:a>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36.4">
            <text:p>36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oderric001">Rick Soderman</text:a></text:p>
          </table:table-cell>
          <table:table-cell/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5.8">
            <text:p>15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iniqumil001">Milo Iniquez</text:a></text:p>
          </table:table-cell>
          <table:table-cell/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vanacjas001">Jason Vanacour</text:a></text:p>
          </table:table-cell>
          <table:table-cell/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.3">
            <text:p>8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amerdav001">Dave Cameron</text:a></text:p>
          </table:table-cell>
          <table:table-cell/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1.1">
            <text:p>11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kozulmat001">Mate Kozul</text:a></text:p>
          </table:table-cell>
          <table:table-cell/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9.1">
            <text:p>9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archugre001">Greg Archuleta</text:a>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veatcgre001">Greg Veatch</text:a></text:p>
          </table:table-cell>
          <table:table-cell table:style-name="ce1" office:value-type="string">
            <text:p>M,G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12.5">
            <text:p>12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cgeemac001">Mac Mcgee</text:a>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33.3">
            <text:p>33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vieramax001">Maxi Viera</text:a></text:p>
          </table:table-cell>
          <table:table-cell table:style-name="ce1"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hilemsco001">Scott Hileman</text:a>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agarchr001">Chris Sagar</text:a></text:p>
          </table:table-cell>
          <table:table-cell table:style-name="ce1" office:value-type="string">
            <text:p>GK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gailldon001">Don Gaillard</text:a></text:p>
          </table:table-cell>
          <table:table-cell/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ratctom001">Tom Bratcher</text:a></text:p>
          </table:table-cell>
          <table:table-cell/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wrighken001">Kenny Wright</text:a></text:p>
          </table:table-cell>
          <table:table-cell/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  <table:table-cell table:style-name="Default"/>
        </table:table-row>
        <table:table-row table:style-name="ro1" table:number-rows-repeated="2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Dallas Sidekicks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2">
          <table:table-cell office:value-type="string">
            <text:p><text:a xlink:href="http://www.justsportsstats.com/soccerstatsindex.php?player_id=tatu001">Tatu</text:a></text:p>
          </table:table-cell>
          <table:table-cell table:style-name="ce1" office:value-type="string">
            <text:p>F,D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1.3">
            <text:p>21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hamupat001">Patrick Shamu</text:a></text:p>
          </table:table-cell>
          <table:table-cell table:style-name="ce1" office:value-type="string">
            <text:p>M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8.1">
            <text:p>38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tavrnic001">Nick Stavrou</text:a></text:p>
          </table:table-cell>
          <table:table-cell table:style-name="ce1" office:value-type="string">
            <text:p>M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9.5">
            <text:p>19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oyledav001">David Doyle</text:a></text:p>
          </table:table-cell>
          <table:table-cell table:style-name="ce1" office:value-type="string">
            <text:p>M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.7">
            <text:p>11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troyrus001">Rusty Troy</text:a></text:p>
          </table:table-cell>
          <table:table-cell table:style-name="ce1" office:value-type="string">
            <text:p>F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1.8">
            <text:p>31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edrogia001">Giampaulo Pedroso</text:a></text:p>
          </table:table-cell>
          <table:table-cell/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3.1">
            <text:p>23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filofra001">Frank Filo</text:a></text:p>
          </table:table-cell>
          <table:table-cell/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eto001">Beto</text:a></text:p>
          </table:table-cell>
          <table:table-cell table:style-name="ce1" office:value-type="string">
            <text:p>M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4.4">
            <text:p>44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rownbea001">Beau Brown</text:a></text:p>
          </table:table-cell>
          <table:table-cell/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3.1">
            <text:p>23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eichdav001">Dave Reichart</text:a>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.8">
            <text:p>18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younggar001">Gary Young</text:a>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27.3">
            <text:p>27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owermik001">Mike Powers</text:a></text:p>
          </table:table-cell>
          <table:table-cell table:style-name="ce1" office:value-type="string">
            <text:p>M,D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orenlui001">Luis Moreno</text:a></text:p>
          </table:table-cell>
          <table:table-cell/>
          <table:table-cell office:value-type="float" office:value="4">
            <text:p>4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westdav001">David West</text:a></text:p>
          </table:table-cell>
          <table:table-cell table:style-name="ce1" office:value-type="string">
            <text:p>GK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algaelo001">Eloy Salgado</text:a></text:p>
          </table:table-cell>
          <table:table-cell table:style-name="ce1"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efthinic001">Nick Efthimiou</text:a></text:p>
          </table:table-cell>
          <table:table-cell/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alaschu001">Chuck Salas</text:a>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owenkyl001">Kyle Owen</text:a></text:p>
          </table:table-cell>
          <table:table-cell/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mithkev001">Kevin Smith</text:a></text:p>
          </table:table-cell>
          <table:table-cell table:style-name="ce1" office:value-type="string">
            <text:p>M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aysha001">Shawn Ray</text:a></text:p>
          </table:table-cell>
          <table:table-cell table:style-name="ce1" office:value-type="string">
            <text:p>GK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hudgedav001">David Hudgell</text:a></text:p>
          </table:table-cell>
          <table:table-cell/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flanabra001">Brad Flanagan</text:a></text:p>
          </table:table-cell>
          <table:table-cell/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edinlui001">Luis Medina</text:a></text:p>
          </table:table-cell>
          <table:table-cell/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style-name="Default" table:number-columns-repeated="2"/>
        </table:table-row>
        <table:table-row table:style-name="ro1" table:number-rows-repeated="2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Portland Pythons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2">
          <table:table-cell office:value-type="string">
            <text:p><text:a xlink:href="http://www.justsportsstats.com/soccerstatsindex.php?player_id=bettsjef001">Jeff Betts</text:a></text:p>
          </table:table-cell>
          <table:table-cell/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0.6">
            <text:p>30.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valdiarm001">Armando Valdivia</text:a></text:p>
          </table:table-cell>
          <table:table-cell table:style-name="ce1"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leonejoe001">Joey Leonetti</text:a>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26.1">
            <text:p>26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ccleeri001">Eric McClellan</text:a>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2.5">
            <text:p>12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ouchkil001">Kiley Couch</text:a></text:p>
          </table:table-cell>
          <table:table-cell table:style-name="ce1" office:value-type="string">
            <text:p>D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7.3">
            <text:p>27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rookbil001">Bill Crook</text:a></text:p>
          </table:table-cell>
          <table:table-cell table:style-name="ce1" office:value-type="string">
            <text:p>D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luppyger001">Gerald Luppy</text:a>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66.7">
            <text:p>66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leetho001">Thor Lee</text:a></text:p>
          </table:table-cell>
          <table:table-cell table:style-name="ce1" office:value-type="string">
            <text:p>D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4.3">
            <text:p>14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erickben001">Ben Erickson</text:a></text:p>
          </table:table-cell>
          <table:table-cell/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hownzac001">Zack Chown</text:a></text:p>
          </table:table-cell>
          <table:table-cell/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aartrob001">Rob Baarts</text:a></text:p>
          </table:table-cell>
          <table:table-cell/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lackral001">Ralph Black</text:a></text:p>
          </table:table-cell>
          <table:table-cell table:style-name="ce1" office:value-type="string">
            <text:p>D,M,F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ialetom001">Tom Bialek</text:a>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janssjar001">Jarrad Janssen</text:a></text:p>
          </table:table-cell>
          <table:table-cell/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cottchr001">Chris Scotti</text:a>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olsonbre001">Bret Olson</text:a></text:p>
          </table:table-cell>
          <table:table-cell/>
          <table:table-cell office:value-type="float" office:value="3">
            <text:p>3</text:p>
          </table:table-cell>
          <table:table-cell table:number-columns-repeated="13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ngoneoth001">Oth Ngonethong</text:a></text:p>
          </table:table-cell>
          <table:table-cell/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allanzia001">Ziad Allan</text:a></text:p>
          </table:table-cell>
          <table:table-cell/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erckbil001">Billy Merck</text:a></text:p>
          </table:table-cell>
          <table:table-cell/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ratttra001">Travis Pratt</text:a></text:p>
          </table:table-cell>
          <table:table-cell/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vorbenic001">Nick Vorberg</text:a></text:p>
          </table:table-cell>
          <table:table-cell table:style-name="ce1" office:value-type="string">
            <text:p>GK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elaojua001">Juan De La O</text:a></text:p>
          </table:table-cell>
          <table:table-cell table:style-name="ce1" office:value-type="string">
            <text:p>GK</text:p>
          </table:table-cell>
          <table:table-cell office:value-type="float" office:value="2">
            <text:p>2</text:p>
          </table:table-cell>
          <table:table-cell table:number-columns-repeated="13" office:value-type="float" office:value="0">
            <text:p>0</text:p>
          </table:table-cell>
          <table:table-cell table:style-name="Default" table:number-columns-repeated="2"/>
        </table:table-row>
        <table:table-row table:style-name="ro1" table:number-rows-repeated="2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Sacramento Knights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2">
          <table:table-cell office:value-type="string">
            <text:p><text:a xlink:href="http://www.justsportsstats.com/soccerstatsindex.php?player_id=thomamar001">Mark Thomas</text:a>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cdonchr001">Chris McDonald</text:a>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6.3">
            <text:p>26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uttoant001">Antonio Sutton</text:a></text:p>
          </table:table-cell>
          <table:table-cell table:style-name="ce1" office:value-type="string">
            <text:p>D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29.4">
            <text:p>29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arbedan001">Danny Barber</text:a></text:p>
          </table:table-cell>
          <table:table-cell table:style-name="ce1"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.5">
            <text:p>18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alcaljef001">Jeff Alcala</text:a></text:p>
          </table:table-cell>
          <table:table-cell/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fernajor001">Jorge Fernandez</text:a></text:p>
          </table:table-cell>
          <table:table-cell table:style-name="ce1" office:value-type="string">
            <text:p>D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33.3">
            <text:p>33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imsmar001">Martin Sims</text:a></text:p>
          </table:table-cell>
          <table:table-cell/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8.8">
            <text:p>18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fraseiai001">Iain Fraser</text:a></text:p>
          </table:table-cell>
          <table:table-cell table:style-name="ce1" office:value-type="string">
            <text:p>D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12.5">
            <text:p>12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huftcra001">Craig Huft</text:a></text:p>
          </table:table-cell>
          <table:table-cell/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hansepau001">Paul Hansen</text:a></text:p>
          </table:table-cell>
          <table:table-cell/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1.8">
            <text:p>11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lakesha001">Shawn Blakeman</text:a>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.5">
            <text:p>12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ervindal001">Dale Ervine</text:a></text:p>
          </table:table-cell>
          <table:table-cell table:style-name="ce1" office:value-type="string">
            <text:p>D,M/F,F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villaric003">Ricky Villa</text:a></text:p>
          </table:table-cell>
          <table:table-cell/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.7">
            <text:p>16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finledon001">Don Finley</text:a>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alcalchr001">Chris Alcala</text:a></text:p>
          </table:table-cell>
          <table:table-cell/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adsedan001">Dan Madsen</text:a></text:p>
          </table:table-cell>
          <table:table-cell/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quinnbla001">Blair Quinn</text:a></text:p>
          </table:table-cell>
          <table:table-cell table:style-name="ce1" office:value-type="string">
            <text:p>GK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edgerlee001">Lee Edgerton</text:a></text:p>
          </table:table-cell>
          <table:table-cell/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kuespjoh001">John Kuespert</text:a></text:p>
          </table:table-cell>
          <table:table-cell/>
          <table:table-cell office:value-type="float" office:value="3">
            <text:p>3</text:p>
          </table:table-cell>
          <table:table-cell table:number-columns-repeated="13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avitbra001">Brandon Cavitt</text:a></text:p>
          </table:table-cell>
          <table:table-cell/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Default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2">06/12/2014</text:date>, <text:time>17:01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2T01:01:45</meta:creation-date>
    <dc:date>2014-06-12T17:01:03</dc:date>
    <meta:editing-duration>PT8H33M4S</meta:editing-duration>
    <meta:editing-cycles>2</meta:editing-cycles>
    <meta:generator>OpenOffice.org/3.4.1$Unix OpenOffice.org_project/341m1$Build-9593</meta:generator>
    <meta:document-statistic meta:table-count="3" meta:cell-count="7657" meta:object-count="0"/>
    <meta:user-defined meta:name=""/>
  </office:meta>
</office:document-meta>
</file>